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goe UI Web" svg:font-family="'Segoe UI Web', 'Segoe UI', 'Segoe WP', Tahom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252424" style:font-name="Segoe UI Web" fo:letter-spacing="normal" fo:font-style="normal" fo:font-weight="normal"/>
    </style:style>
    <style:style style:name="P2"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252424" style:font-name="inherit" fo:font-size="10.5pt" fo:letter-spacing="normal" fo:font-style="normal" fo:font-weight="normal"/>
    </style:style>
    <style:style style:name="P3" style:family="paragraph" style:parent-style-name="Text_20_body">
      <style:paragraph-properties fo:margin-top="0cm" fo:margin-bottom="0cm" loext:contextual-spacing="false" fo:orphans="2" fo:widows="2"/>
      <style:text-properties style:font-name="inherit"/>
    </style:style>
    <style:style style:name="P4" style:family="paragraph" style:parent-style-name="Text_20_body">
      <style:paragraph-properties fo:margin-top="0cm" fo:margin-bottom="0cm" loext:contextual-spacing="false" fo:orphans="2" fo:widows="2"/>
      <style:text-properties fo:font-variant="normal" fo:text-transform="none" fo:color="#252424" style:font-name="inherit" fo:font-size="10.5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52424" style:font-name="Segoe UI Web" fo:font-size="10.5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style:font-name="Segoe UI Web"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tividade em Grupo - Mínimo 2 alunos/Máximo 4 alunos</text:h>
      <text:p text:style-name="P6">Vence amanhã às 23:59</text:p>
      <text:h text:style-name="P2" text:outline-level="2">Instruções</text:h>
      <text:p text:style-name="P4">Monte um canal aqui no Teams para seu grupo. Seu grupo deverá desenvolver um aplicativo em Flutter que Cadastre em um banco de dados Firebase as seguintes informações de um jogador:</text:p>
      <text:p text:style-name="P3"/>
      <text:p text:style-name="P4">Nome: String</text:p>
      <text:p text:style-name="P4">Contato : String</text:p>
      <text:p text:style-name="P4">Email: String</text:p>
      <text:p text:style-name="P4">Senha: String</text:p>
      <text:p text:style-name="P4">Jogos : []</text:p>
      <text:p text:style-name="P3"/>
      <text:p text:style-name="P4">No campo Jogos vocês adicionarão as partidas de UNO(JOGO DE BARALHO), que o jogador participou com os seguintes dados:</text:p>
      <text:p text:style-name="P3"/>
      <text:p text:style-name="P4">DataJogo: String<text:line-break/>Posição: Integer</text:p>
      <text:p text:style-name="P4">Jogadores : Integer</text:p>
      <text:p text:style-name="P3"/>
      <text:p text:style-name="P4">Discuta com seus amigos a melhor interface e formato do BD antes de começar o desenvolvimento. Caso tenham dúvidas é só chamar que entro em contato na reunião.</text:p>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goe UI Web" svg:font-family="'Segoe UI Web', 'Segoe UI', 'Segoe WP', Tahoma,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3T19:32:42.334154401</meta:creation-date>
    <dc:date>2021-07-13T19:33:45.273472582</dc:date>
    <meta:editing-duration>PT1M3S</meta:editing-duration>
    <meta:editing-cycles>1</meta:editing-cycles>
    <meta:document-statistic meta:table-count="0" meta:image-count="0" meta:object-count="0" meta:page-count="1" meta:paragraph-count="13" meta:word-count="111" meta:character-count="657" meta:non-whitespace-character-count="559"/>
    <meta:generator>LibreOffice/6.4.7.2$Linux_X86_64 LibreOffice_project/40$Build-2</meta:generator>
  </office:meta>
</office:document-meta>
</file>